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style:font-name="Arial" officeooo:paragraph-rsid="001968f3"/>
    </style:style>
    <style:style style:name="P2" style:family="paragraph" style:parent-style-name="Standard">
      <style:paragraph-properties fo:margin-top="0cm" fo:margin-bottom="0cm" style:contextual-spacing="false"/>
      <style:text-properties style:font-name="Arial" fo:font-size="12pt" style:text-underline-style="none" fo:font-weight="normal" officeooo:rsid="001968f3" officeooo:paragraph-rsid="001968f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style:contextual-spacing="false"/>
      <style:text-properties style:font-name="Arial" fo:font-size="12pt" style:text-underline-style="none" fo:font-weight="normal" officeooo:rsid="00199533" officeooo:paragraph-rsid="001968f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/>
      <style:text-properties style:font-name="Arial" fo:font-size="12pt" style:text-underline-style="none" fo:font-weight="normal" officeooo:rsid="00199533" officeooo:paragraph-rsid="00199533" style:font-size-asian="10.5pt" style:font-weight-asian="normal" style:font-size-complex="12pt" style:font-weight-complex="normal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officeooo:rsid="001968f3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text:span text:style-name="T1">Mémo </text:span><text:span text:style-name="T2">Figma</text:span></text:p>
      <text:p text:style-name="P1"><text:span text:style-name="T2"/></text:p>
      <text:p text:style-name="P2">Créer une team pour partager des fichiers dans une équipe.</text:p>
      <text:p text:style-name="P2"/>
      <text:p text:style-name="P2">Créer un Design File qui va regrouper les pages du projet.</text:p>
      <text:p text:style-name="P2"/>
      <text:p text:style-name="P2">On peut créer plusieurs pages mais on pourra créer une animation prototype que entre les frames d’une même page.</text:p>
      <text:p text:style-name="P2"/>
      <text:p text:style-name="P2">On peut travailler à plusieurs sur une même page, l’outil est collaboratif.</text:p>
      <text:p text:style-name="P3"/>
      <text:p text:style-name="P3"/>
      <text:p text:style-name="P3"/>
      <text:p text:style-name="P4">Principe : créer des composants, qui lui même sera utilisé dans un composants</text:p>
      <text:p text:style-name="P4">On peut créer des variantes de composants.</text:p>
      <text:p text:style-name="P4"/>
      <text:p text:style-name="P4">Quand on duplique un composant, il evolue pareil que le composant, ou la variante du composant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6T13:57:49.883000000</meta:creation-date>
    <meta:generator>LibreOffice/7.6.2.1$Windows_X86_64 LibreOffice_project/56f7684011345957bbf33a7ee678afaf4d2ba333</meta:generator>
    <dc:date>2023-10-06T16:08:19.416000000</dc:date>
    <meta:editing-duration>PT2H10M29S</meta:editing-duration>
    <meta:editing-cycles>2</meta:editing-cycles>
    <meta:document-statistic meta:table-count="0" meta:image-count="0" meta:object-count="0" meta:page-count="1" meta:paragraph-count="8" meta:word-count="90" meta:character-count="527" meta:non-whitespace-character-count="445"/>
  </office:meta>
</office:document-meta>
</file>